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0C0000000CFE23EC0B495CBBE3.png" manifest:media-type="image/png"/>
  <manifest:file-entry manifest:full-path="Pictures/10000001000000960000008F2F16264FE01BCCB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/>
    <style:font-face style:name="Cambria1" svg:font-family="Cambria" style:font-family-generic="roman" style:font-pitch="variable"/>
    <style:font-face style:name="Century Gothic" svg:font-family="'Century Gothic'" style:font-family-generic="system" style:font-pitch="variable"/>
    <style:font-face style:name="Century Gothic1" svg:font-family="'Century Gothic'" style:font-adornments="Norm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adornments="Normal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automatic-styles>
    <style:style style:name="P1" style:family="paragraph" style:parent-style-name="Header">
      <style:paragraph-properties fo:margin-top="0.423cm" fo:margin-bottom="0cm" style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P2" style:family="paragraph" style:parent-style-name="Header">
      <style:paragraph-properties fo:margin-top="0cm" fo:margin-bottom="0cm" style:contextual-spacing="false" fo:line-height="100%" fo:text-align="end" style:justify-single-word="false"/>
      <style:text-properties fo:color="#808080" loext:opacity="100%" style:font-name="Arial Rounded MT Bold" fo:font-size="7pt" officeooo:paragraph-rsid="0014f498" style:font-size-asian="7pt" style:font-name-complex="Arial2" style:font-size-complex="8pt"/>
    </style:style>
    <style:style style:name="P3" style:family="paragraph" style:parent-style-name="Header">
      <style:paragraph-properties fo:margin-top="0.106cm" fo:margin-bottom="0cm" style:contextual-spacing="false" fo:line-height="100%" fo:text-align="end" style:justify-single-word="false"/>
      <style:text-properties style:font-name="Arial2" fo:font-size="6pt" fo:font-weight="bold" officeooo:rsid="006cd50d" officeooo:paragraph-rsid="006cd50d" style:font-size-asian="6pt" style:font-weight-asian="bold" style:font-name-complex="Arial2" style:font-size-complex="8pt"/>
    </style:style>
    <style:style style:name="P4" style:family="paragraph" style:parent-style-name="Header">
      <style:text-properties fo:font-size="1pt" style:font-size-asian="1pt" style:font-size-complex="1pt"/>
    </style:style>
    <style:style style:name="P5" style:family="paragraph" style:parent-style-name="Footer">
      <style:paragraph-properties fo:margin-top="0cm" fo:margin-bottom="0cm" style:contextual-spacing="false" style:line-height-at-least="0.353cm" fo:text-align="center" style:justify-single-word="false">
        <style:tab-stops>
          <style:tab-stop style:position="16.503cm" style:type="right"/>
        </style:tab-stops>
      </style:paragraph-properties>
    </style:style>
    <style:style style:name="P6" style:family="paragraph" style:parent-style-name="Standard">
      <style:text-properties fo:font-size="10pt" style:font-size-asian="10pt" text:display="none"/>
    </style:style>
    <style:style style:name="P7" style:family="paragraph" style:parent-style-name="Standard">
      <style:text-properties officeooo:rsid="006743cd" officeooo:paragraph-rsid="006e335a"/>
    </style:style>
    <style:style style:name="P8" style:family="paragraph" style:parent-style-name="Standard">
      <style:text-properties officeooo:rsid="006743cd" officeooo:paragraph-rsid="006e335a" style:font-name-complex="Cambria"/>
    </style:style>
    <style:style style:name="P9" style:family="paragraph" style:parent-style-name="Heading" style:master-page-name="Standard">
      <style:paragraph-properties style:page-number="1"/>
      <style:text-properties officeooo:rsid="006cd50d" officeooo:paragraph-rsid="006cd50d"/>
    </style:style>
    <style:style style:name="P10" style:family="paragraph" style:parent-style-name="Estilo_20_de_20_dibujo_20_predeterminado" style:list-style-name="L3">
      <style:paragraph-properties fo:line-height="150%" fo:text-align="start" style:justify-single-word="false" style:writing-mode="lr-tb"/>
      <style:text-properties officeooo:paragraph-rsid="0073b17e"/>
    </style:style>
    <style:style style:name="P11" style:family="paragraph" style:parent-style-name="Estilo_20_de_20_dibujo_20_predeterminado" style:list-style-name="L1">
      <style:paragraph-properties fo:line-height="150%" fo:text-align="start" style:justify-single-word="false" style:writing-mode="lr-tb"/>
      <style:text-properties style:use-window-font-color="true" loext:opacity="0%" style:font-name="Arial3" fo:font-size="11pt" fo:language="es" fo:country="ES" officeooo:rsid="0073b17e" style:font-name-asian="Times New Roman" style:font-size-asian="11pt" style:font-name-complex="Cambria" style:font-size-complex="10pt" style:language-complex="ar" style:country-complex="SA"/>
    </style:style>
    <style:style style:name="P12" style:family="paragraph" style:parent-style-name="Estilo_20_de_20_dibujo_20_predeterminado" style:list-style-name="L3">
      <style:paragraph-properties fo:line-height="150%" fo:text-align="start" style:justify-single-word="false" style:writing-mode="lr-tb"/>
      <style:text-properties style:use-window-font-color="true" loext:opacity="0%" style:font-name="Arial3" fo:font-size="11pt" fo:language="es" fo:country="ES" officeooo:rsid="0073b17e" officeooo:paragraph-rsid="0073b17e" style:font-name-asian="Times New Roman" style:font-size-asian="11pt" style:font-name-complex="Cambria" style:font-size-complex="10pt" style:language-complex="ar" style:country-complex="SA"/>
    </style:style>
    <style:style style:name="P13" style:family="paragraph" style:parent-style-name="Standard">
      <style:paragraph-properties fo:margin-left="0.635cm" fo:margin-right="0cm" fo:text-indent="0cm" style:auto-text-indent="false">
        <style:tab-stops>
          <style:tab-stop style:position="5.98cm"/>
        </style:tab-stops>
      </style:paragraph-properties>
      <style:text-properties style:font-name="Arial2" officeooo:paragraph-rsid="006cd50d"/>
    </style:style>
    <style:style style:name="P14" style:family="paragraph" style:parent-style-name="Standard">
      <style:paragraph-properties fo:margin-left="0.635cm" fo:margin-right="0cm" fo:text-indent="0cm" style:auto-text-indent="false">
        <style:tab-stops>
          <style:tab-stop style:position="5.98cm"/>
        </style:tab-stops>
      </style:paragraph-properties>
      <style:text-properties style:font-name="Arial2" officeooo:paragraph-rsid="006cd50d" style:font-name-complex="Cambria"/>
    </style:style>
    <style:style style:name="P15" style:family="paragraph" style:parent-style-name="Standard">
      <style:paragraph-properties fo:margin-left="0.635cm" fo:margin-right="0cm" fo:text-indent="0cm" style:auto-text-indent="false">
        <style:tab-stops>
          <style:tab-stop style:position="5.98cm"/>
        </style:tab-stops>
      </style:paragraph-properties>
      <style:text-properties style:font-name="Arial2" officeooo:rsid="0073b17e" officeooo:paragraph-rsid="0073b17e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6d6f"/>
      <style:paragraph-properties style:writing-mode="lr-tb"/>
    </style:style>
    <style:style style:name="T1" style:family="text">
      <style:text-properties officeooo:rsid="0014f498"/>
    </style:style>
    <style:style style:name="T2" style:family="text">
      <style:text-properties officeooo:rsid="006cd50d"/>
    </style:style>
    <style:style style:name="T3" style:family="text">
      <style:text-properties officeooo:rsid="0067d60a"/>
    </style:style>
    <style:style style:name="T4" style:family="text">
      <style:text-properties officeooo:rsid="004f7ea2"/>
    </style:style>
    <style:style style:name="T5" style:family="text">
      <style:text-properties style:font-name="Arial Rounded MT Bold" fo:font-size="8pt" style:font-size-asian="8pt" style:font-name-complex="Arial Rounded MT Bold"/>
    </style:style>
    <style:style style:name="T6" style:family="text">
      <style:text-properties style:font-name="Arial Rounded MT Bold" fo:font-size="8pt" fo:language="es" fo:country="ES" style:font-size-asian="8pt" style:language-asian="es" style:country-asian="ES" style:font-name-complex="Arial Rounded MT Bold"/>
    </style:style>
    <style:style style:name="T7" style:family="text">
      <style:text-properties style:font-name-complex="Cambria"/>
    </style:style>
    <style:style style:name="T8" style:family="text">
      <style:text-properties officeooo:rsid="006743cd" style:font-name-complex="Cambria"/>
    </style:style>
    <style:style style:name="T9" style:family="text">
      <style:text-properties officeooo:rsid="0073b17e" style:font-name-complex="Cambria"/>
    </style:style>
    <style:style style:name="T10" style:family="text">
      <style:text-properties officeooo:rsid="006e335a"/>
    </style:style>
    <style:style style:name="T11" style:family="text">
      <style:text-properties style:use-window-font-color="true" loext:opacity="0%" fo:font-weight="bold" style:font-weight-asian="bold" style:font-weight-complex="bold"/>
    </style:style>
    <style:style style:name="T12" style:family="text">
      <style:text-properties style:use-window-font-color="true" loext:opacity="0%" fo:font-weight="bold" officeooo:rsid="006cd50d" style:font-weight-asian="bold" style:font-weight-complex="bold"/>
    </style:style>
    <style:style style:name="T13" style:family="text">
      <style:text-properties style:use-window-font-color="true" loext:opacity="0%" fo:font-weight="bold" officeooo:rsid="0073b17e" style:font-weight-asian="bold" style:font-weight-complex="bold"/>
    </style:style>
    <style:style style:name="T14" style:family="text">
      <style:text-properties style:use-window-font-color="true" loext:opacity="0%" style:font-name="Arial3" fo:font-size="11pt" fo:letter-spacing="normal" fo:language="es" fo:country="ES" officeooo:rsid="0073b17e" style:font-name-asian="Times New Roman" style:font-size-asian="11pt" style:font-name-complex="Cambria" style:font-size-complex="10pt" style:language-complex="ar" style:country-complex="SA"/>
    </style:style>
    <style:style style:name="T15" style:family="text">
      <style:text-properties style:use-window-font-color="true" loext:opacity="0%" style:font-name="Arial3" fo:font-size="11pt" fo:letter-spacing="normal" fo:language="es" fo:country="ES" fo:font-style="italic" fo:font-weight="bold" officeooo:rsid="0073b17e" style:font-name-asian="Times New Roman" style:font-size-asian="11pt" style:font-style-asian="italic" style:font-weight-asian="bold" style:font-name-complex="Cambria" style:font-size-complex="10pt" style:language-complex="ar" style:country-complex="SA"/>
    </style:style>
    <style:style style:name="T16" style:family="text">
      <style:text-properties officeooo:rsid="0073b17e"/>
    </style:style>
    <style:style style:name="T17" style:family="text">
      <style:text-properties fo:color="#000000" loext:opacity="100%" fo:font-size="11pt" fo:letter-spacing="normal" style:font-size-asian="11pt"/>
    </style:style>
    <style:style style:name="T18" style:family="text">
      <style:text-properties fo:color="#000000" loext:opacity="100%" fo:font-size="11pt" fo:letter-spacing="normal" officeooo:rsid="0073b17e" style:font-size-asian="11pt"/>
    </style:style>
    <style:style style:name="T19" style:family="text">
      <style:text-properties fo:letter-spacing="normal"/>
    </style:style>
    <style:style style:name="T20" style:family="text">
      <style:text-properties fo:letter-spacing="normal" fo:font-style="italic" fo:font-weight="bold" style:font-style-asian="italic" style:font-weight-asian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AUT04_0<text:span text:style-name="T16">7</text:span> Pruebas unitarias con código <text:span text:style-name="T16">ejemplos</text:span></text:h>
      <text:h text:style-name="Heading_20_1" text:outline-level="1">Objetivo.</text:h>
      <text:p text:style-name="P7">Esta actividad consiste en generar un informe con el nombre <text:span text:style-name="T12">AUT04_0</text:span><text:span text:style-name="T13">7</text:span><text:span text:style-name="T12">_</text:span><text:span text:style-name="T11">Apellido1Nombre.pdf </text:span></text:p>
      <text:p text:style-name="P8">con con <text:span text:style-name="T16">los ejercicios de la pag. 53 de la presentación. </text:span></text:p>
      <text:h text:style-name="Heading_20_1" text:outline-level="1"><text:span text:style-name="T8">D</text:span><text:span text:style-name="T7">escripción. </text:span></text:h>
      <text:list text:style-name="L1">
        <text:list-item>
          <text:p text:style-name="P11"><text:span text:style-name="T19">Crea una función </text:span><text:span text:style-name="T20">public static int numMenosMedia(int[] array)</text:span><text:span text:style-name="T19">, que devuelva el número de elementos que tenga </text:span><text:span text:style-name="T20">array</text:span><text:span text:style-name="T19"> con valores inferiores a la media de los valores del array.</text:span></text:p>
        </text:list-item>
        <text:list-item>
          <text:p text:style-name="P11"><text:span text:style-name="T19">Crea una función </text:span><text:span text:style-name="T20">public static bool estaOrdenada(int[] array)</text:span><text:span text:style-name="T19"> que devolverá true, si el array está ordenado de forma descendente.</text:span></text:p>
        </text:list-item>
        <text:list-item>
          <text:p text:style-name="P11"><text:span text:style-name="T19">Crea una función </text:span><text:span text:style-name="T20">public static bool comprobarPassword(String pass) </text:span><text:span text:style-name="T19">que devolverá true si la contraseña pasada como parámetro cumple las siguientes condiciones:</text:span></text:p>
        </text:list-item>
      </text:list>
      <text:list xml:id="list1369850591" text:style-name="L3">
        <text:list-item>
          <text:list>
            <text:list-item>
              <text:list>
                <text:list-item>
                  <text:p text:style-name="P12"><text:span text:style-name="T19">Tiene entre 4 y 6 caracteres.</text:span></text:p>
                </text:list-item>
                <text:list-item>
                  <text:p text:style-name="P12"><text:span text:style-name="T19">Tiene una minúscula y una mayuscula.</text:span></text:p>
                </text:list-item>
                <text:list-item>
                  <text:p text:style-name="P12"><text:span text:style-name="T19">Contiene un dígito</text:span></text:p>
                </text:list-item>
                <text:list-item>
                  <text:p text:style-name="P10"><text:span text:style-name="T14">No contiene la palabra </text:span><text:span text:style-name="T15">Paz</text:span><text:span text:style-name="T14">.</text:span></text:p>
                </text:list-item>
              </text:list>
            </text:list-item>
          </text:list>
        </text:list-item>
      </text:list>
      <text:h text:style-name="Heading_20_1" text:outline-level="1"><text:span text:style-name="T10">No olvides </text:span>¿Qué debemos hacer?</text:h>
      <text:p text:style-name="P13"><text:span text:style-name="T7">Hay que entregar el documento PDF co</text:span><text:span text:style-name="T9">n los </text:span><text:span text:style-name="T17">3 ejercicios en una misma solución, </text:span><text:span text:style-name="T18">el código y un poco de explicación.</text:span><text:span text:style-name="T17"> </text:span><text:span text:style-name="T18">D</text:span><text:span text:style-name="T17">iseña casos de prueba ya sea usando técnicas de caja blanca o caja negra. Implementa dichos casos de prueba usando MSTest (crea un proyecto de test para cada función).</text:span></text:p>
      <text:p text:style-name="P15"><text:span text:style-name="T17">No olvides describir las tecnologías y versiones que usas. De dónde sacas la información y tu nombre en algún lugar del documento entregado( p.e., portada, cabecera, pie de página, numeración, etc).</text:span></text:p>
      <text:p text:style-name="P14"/>
      <text:p text:style-name="P6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/>
    <style:font-face style:name="Cambria1" svg:font-family="Cambria" style:font-family-generic="roman" style:font-pitch="variable"/>
    <style:font-face style:name="Century Gothic" svg:font-family="'Century Gothic'" style:font-family-generic="system" style:font-pitch="variable"/>
    <style:font-face style:name="Century Gothic1" svg:font-family="'Century Gothic'" style:font-adornments="Norm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adornments="Normal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style:writing-mode="lr-tb"/>
      <style:text-properties style:use-window-font-color="true" loext:opacity="0%" style:font-name="Arial3" fo:font-family="Arial" style:font-style-name="Norm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635cm" style:contextual-spacing="false" fo:text-align="center" style:justify-single-word="false" style:writing-mode="lr-tb"/>
      <style:text-properties fo:color="#006d6f" loext:opacity="100%" style:font-name="Arial2" fo:font-family="Arial" style:font-family-generic="swiss" style:font-pitch="variable" fo:font-size="20pt" fo:font-weight="bold" style:letter-kerning="true" style:font-size-asian="20pt" style:font-weight-asian="bold" style:font-name-complex="Arial2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keep-with-next="always" style:writing-mode="lr-tb"/>
      <style:text-properties fo:color="#006d6f" loext:opacity="100%" style:font-name="Arial2" fo:font-family="Arial" style:font-family-generic="swiss" style:font-pitch="variable" fo:font-size="14pt" style:letter-kerning="true" style:font-size-asian="14pt" style:font-name-complex="Arial2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writing-mode="lr-tb"/>
      <style:text-properties fo:color="#006d6f" loext:opacity="100%" style:font-name="Arial2" fo:font-family="Arial" style:font-family-generic="swiss" style:font-pitch="variable" fo:font-size="12pt" style:font-size-asian="12pt" style:font-name-complex="Arial2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color="#1f497d" loext:opacity="100%"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6pt" style:font-size-asian="16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mbria1" fo:font-family="Cambria" style:font-family-generic="roman" style:font-pitch="variable" style:font-name-complex="Cambria1" style:font-family-complex="Cambria" style:font-family-generic-complex="roman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/>
      <style:text-properties fo:text-transform="uppercas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0cm" style:auto-text-indent="false"/>
      <style:text-properties fo:font-variant="small-caps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size-complex="10.5pt"/>
    </style:style>
    <style:style style:name="ENLACE" style:family="paragraph" style:parent-style-name="Standard">
      <style:paragraph-properties fo:text-align="center" style:justify-single-word="false"/>
      <style:text-properties style:font-name-complex="Arial2" style:font-family-complex="Arial" style:font-family-generic-complex="swiss" style:font-pitch-complex="variable" style:font-size-complex="12pt"/>
    </style:style>
    <style:style style:name="URLENLACE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text-align="start" style:justify-single-word="false"/>
      <style:text-properties style:font-size-complex="12pt"/>
    </style:style>
    <style:style style:name="Texto_20_independiente_20_2" style:display-name="Texto independiente 2" style:family="paragraph" style:parent-style-name="Standard">
      <style:paragraph-properties fo:line-height="200%" fo:text-align="start" style:justify-single-word="false"/>
      <style:text-properties style:font-size-complex="12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Código" style:family="paragraph" style:paren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style-name="Normal" style:font-family-generic="swiss" style:font-pitch="variable" fo:font-size="48pt" style:font-size-asian="48pt"/>
    </style:style>
    <style:style style:name="Título_20_general_20_A0" style:display-name="Título general A0" style:family="paragraph" style:parent-style-name="A0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Título_20_A0" style:display-name="Título A0" style:family="paragraph" style:parent-style-name="A0">
      <style:text-properties style:font-name="Noto Sans" fo:font-family="'Noto Sans'" style:font-style-name="Normal" style:font-family-generic="swiss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style-name="Normal" style:font-family-generic="swiss" style:font-pitch="variable" fo:font-size="48pt" style:font-size-asian="48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Century Gothic" style:font-family-complex="'Century Gothic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ayout_20_personalizzato_7e_LT_7e_Gliederung_20_1" style:display-name="Layout personalizzat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Layout_20_personalizzato_7e_LT_7e_Gliederung_20_2" style:display-name="Layout personalizzato~LT~Gliederung 2" style:family="paragraph" style:parent-style-name="Layout_20_personalizzat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Layout_20_personalizzato_7e_LT_7e_Gliederung_20_3" style:display-name="Layout personalizzato~LT~Gliederung 3" style:family="paragraph" style:parent-style-name="Layout_20_personalizzat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Layout_20_personalizzato_7e_LT_7e_Gliederung_20_4" style:display-name="Layout personalizzato~LT~Gliederung 4" style:family="paragraph" style:parent-style-name="Layout_20_personalizzat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Layout_20_personalizzato_7e_LT_7e_Gliederung_20_5" style:display-name="Layout personalizzato~LT~Gliederung 5" style:family="paragraph" style:parent-style-name="Layout_20_personalizzat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ayout_20_personalizzato_7e_LT_7e_Gliederung_20_6" style:display-name="Layout personalizzato~LT~Gliederung 6" style:family="paragraph" style:parent-style-name="Layout_20_personalizzat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ayout_20_personalizzato_7e_LT_7e_Gliederung_20_7" style:display-name="Layout personalizzato~LT~Gliederung 7" style:family="paragraph" style:parent-style-name="Layout_20_personalizzat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ayout_20_personalizzato_7e_LT_7e_Gliederung_20_8" style:display-name="Layout personalizzato~LT~Gliederung 8" style:family="paragraph" style:parent-style-name="Layout_20_personalizzat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ayout_20_personalizzato_7e_LT_7e_Gliederung_20_9" style:display-name="Layout personalizzato~LT~Gliederung 9" style:family="paragraph" style:parent-style-name="Layout_20_personalizzat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ayout_20_personalizzato_7e_LT_7e_Titel" style:display-name="Layout personalizzato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Layout_20_personalizzato_7e_LT_7e_Untertitel" style:display-name="Layout personalizzat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Layout_20_personalizzato_7e_LT_7e_Notizen" style:display-name="Layout personalizzat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Layout_20_personalizzato_7e_LT_7e_Hintergrundobjekte" style:display-name="Layout personalizzato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entury Gothic" style:font-family-complex="'Century Gothic'" style:font-family-generic-complex="system" style:font-pitch-complex="variable" style:font-size-complex="12pt"/>
    </style:style>
    <style:style style:name="Layout_20_personalizzato_7e_LT_7e_Hintergrund" style:display-name="Layout personalizzato~LT~Hintergrund" style:family="paragraph">
      <style:text-properties style:font-name="Liberation Serif1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entury Gothic" style:font-family-complex="'Century Gothic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Century Gothic" style:font-family-complex="'Century Gothic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1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entury Gothic" style:font-family-complex="'Century Gothic'" style:font-family-generic-complex="system" style:font-pitch-complex="variable" style:font-size-complex="12pt"/>
    </style:style>
    <style:style style:name="Fondo" style:family="paragraph">
      <style:text-properties style:font-name="Liberation Serif1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entury Gothic" style:font-family-complex="'Century Gothic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1" style:display-name="TITLE_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TITLE_5f_ONLY_7e_LT_7e_Gliederung_20_2" style:display-name="TITLE_ONLY~LT~Gliederung 2" style:family="paragraph" style:parent-style-name="TITLE_5f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3" style:display-name="TITLE_ONLY~LT~Gliederung 3" style:family="paragraph" style:parent-style-name="TITLE_5f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4" style:display-name="TITLE_ONLY~LT~Gliederung 4" style:family="paragraph" style:parent-style-name="TITLE_5f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5" style:display-name="TITLE_ONLY~LT~Gliederung 5" style:family="paragraph" style:parent-style-name="TITLE_5f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6" style:display-name="TITLE_ONLY~LT~Gliederung 6" style:family="paragraph" style:parent-style-name="TITLE_5f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7" style:display-name="TITLE_ONLY~LT~Gliederung 7" style:family="paragraph" style:parent-style-name="TITLE_5f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8" style:display-name="TITLE_ONLY~LT~Gliederung 8" style:family="paragraph" style:parent-style-name="TITLE_5f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9" style:display-name="TITLE_ONLY~LT~Gliederung 9" style:family="paragraph" style:parent-style-name="TITLE_5f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Titel" style:display-name="TITLE_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TITLE_5f_ONLY_7e_LT_7e_Untertitel" style:display-name="TITLE_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TITLE_5f_ONLY_7e_LT_7e_Notizen" style:display-name="TITLE_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TITLE_5f_ONLY_7e_LT_7e_Hintergrundobjekte" style:display-name="TITLE_ONLY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entury Gothic" style:font-family-complex="'Century Gothic'" style:font-family-generic-complex="system" style:font-pitch-complex="variable" style:font-size-complex="12pt"/>
    </style:style>
    <style:style style:name="TITLE_5f_ONLY_7e_LT_7e_Hintergrund" style:display-name="TITLE_ONLY~LT~Hintergrund" style:family="paragraph">
      <style:text-properties style:font-name="Liberation Serif1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entury Gothic" style:font-family-complex="'Century Gothic'" style:font-family-generic-complex="system" style:font-pitch-complex="variable" style:font-size-complex="12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loext:opacity="100%" style:font-name="Arial2" fo:font-family="Arial" style:font-family-generic="swiss" style:font-pitch="variable" fo:font-size="10pt" fo:font-style="normal" fo:font-weight="bold" style:font-size-asian="10pt" style:font-style-asian="normal" style:font-weight-asian="bold" style:font-name-complex="Arial2" style:font-family-complex="Arial" style:font-family-generic-complex="swiss" style:font-pitch-complex="variable" style:font-size-complex="10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loext:opacity="100%" style:font-name="Arial2" fo:font-family="Arial" style:font-family-generic="swiss" style:font-pitch="variable" fo:font-size="10pt" fo:font-style="normal" fo:font-weight="bold" style:font-size-asian="10pt" style:font-style-asian="normal" style:font-weight-asian="bold" style:font-name-complex="Arial2" style:font-family-complex="Arial" style:font-family-generic-complex="swiss" style:font-pitch-complex="variable" style:font-size-complex="10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fo:color="#000000" loext:opacity="100%" style:font-name="Arial2" fo:font-family="Arial" style:font-family-generic="swiss" style:font-pitch="variable" fo:font-size="10pt" fo:font-style="normal" fo:font-weight="bold" style:font-size-asian="10pt" style:font-style-asian="normal" style:font-weight-asian="bold" style:font-name-complex="Arial2" style:font-family-complex="Arial" style:font-family-generic-complex="swiss" style:font-pitch-complex="variable" style:font-size-complex="10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00" loext:opacity="100%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fo:color="#000000" loext:opacity="100%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0" style:family="text">
      <style:text-properties fo:color="#000000" loext:opacity="100%" style:font-name="Arial2" fo:font-family="Arial" style:font-family-generic="swiss" style:font-pitch="variable" fo:font-size="10pt" fo:font-style="normal" fo:font-weight="bold" style:font-size-asian="10pt" style:font-style-asian="normal" style:font-weight-asian="bold" style:font-name-complex="Arial2" style:font-family-complex="Arial" style:font-family-generic-complex="swiss" style:font-pitch-complex="variable" style:font-size-complex="10pt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PARASABERMAS" style:family="text" style:parent-style-name="Fuente_20_de_20_párrafo_20_predeter.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Cuestiones" style:family="text" style:parent-style-name="Fuente_20_de_20_párrafo_20_predeter.">
      <style:text-properties fo:color="#333399" loext:opacity="100%"/>
    </style:style>
    <style:style style:name="AUTOEVALUACION" style:family="text" style:parent-style-name="Fuente_20_de_20_párrafo_20_predeter.">
      <style:text-properties fo:color="#333399" loext:opacity="100%" fo:font-size="14pt" fo:font-weight="bold" style:font-size-asian="14pt" style:font-weight-asian="bold" style:font-size-complex="14pt" style:font-weight-complex="bold"/>
    </style:style>
    <style:style style:name="Título_20_Car" style:display-name="Título Car" style:family="text" style:parent-style-name="Fuente_20_de_20_párrafo_20_predeter.">
      <style:text-properties fo:color="#1f497d" loext:opacity="100%" style:font-name="Arial2" fo:font-family="Arial" style:font-family-generic="swiss" style:font-pitch="variable" fo:font-size="20pt" fo:font-weight="bold" style:letter-kerning="true" style:font-size-asian="20pt" style:font-weight-asian="bold" style:font-name-complex="Arial2" style:font-family-complex="Arial" style:font-family-generic-complex="swiss" style:font-pitch-complex="variable" style:font-size-complex="16pt" style:font-weight-complex="bold"/>
    </style:style>
    <style:style style:name="Título_20_6_20_Car" style:display-name="Título 6 Car" style:family="text" style:parent-style-name="Fuente_20_de_20_párrafo_20_predeter.">
      <style:text-properties style:font-name="Calibri" fo:font-family="Calibri" style:font-family-generic="swiss" style:font-pitch="variable" fo:font-size="11pt" fo:font-weight="bold" style:font-size-asian="11pt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Título_20_7_20_Car" style:display-name="Título 7 Car" style:family="text" style:parent-style-name="Fuente_20_de_20_párrafo_20_predeter."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1" fo:font-family="Cambria" style:font-family-generic="roman" style:font-pitch="variable" fo:font-size="11pt" style:font-size-asian="11pt" style:font-name-complex="Cambria1" style:font-family-complex="Cambria" style:font-family-generic-complex="roman" style:font-pitch-complex="variable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_20__28_user_29_" style:display-name="Bullet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roman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roman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roman"/>
    </style:style>
    <style:style style:name="ListLabel_20_81" style:display-name="ListLabel 8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24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24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24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24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24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24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24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2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*%1%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Wingdings"/>
      </text:list-level-style-bullet>
      <text:list-level-style-bullet text:level="3" text:style-name="WW8Num2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3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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z2" loext:num-list-format="%3%." style:num-suffix="." text:bullet-char="-">
        <style:list-level-properties text:list-level-position-and-space-mode="label-alignment">
          <style:list-level-label-alignment text:label-followed-by="listtab" text:list-tab-stop-position="5.001cm" fo:text-indent="-1.826cm" fo:margin-left="5.001cm"/>
        </style:list-level-properties>
        <style:text-properties style:font-name="Times New Roman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5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5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5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6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6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6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7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7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7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8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975cm" fo:text-indent="-0.635cm" fo:margin-left="8.975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245cm" fo:text-indent="-0.635cm" fo:margin-left="10.2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515cm" fo:text-indent="-0.635cm" fo:margin-left="11.5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1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13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1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1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1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1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1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14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4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4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0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0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0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2z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2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2z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2z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2z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24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24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4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4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4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4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4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6z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6z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6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6z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6z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6z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image text:level="1" xlink:href="Pictures/100000010000000C0000000CFE23EC0B495CBBE3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27z1" loext:num-list-format="%2%.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4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4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9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9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9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9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2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4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4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4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4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image text:level="1" xlink:href="Pictures/100000010000000C0000000CFE23EC0B495CBBE3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37z1" loext:num-list-format="%2%.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3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4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4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">
        <style:list-level-properties text:list-level-position-and-space-mode="label-alignment">
          <style:list-level-label-alignment text:label-followed-by="listtab"/>
        </style:list-level-properties>
        <style:text-properties style:font-name="Wingdings 2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9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9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9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9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1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1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1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2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2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2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3z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43z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43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43z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43z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4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4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43z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602cm" fo:margin-left="-0.123cm" table:align="left" style:writing-mode="lr-tb"/>
    </style:style>
    <style:style style:name="Table1.A" style:family="table-column">
      <style:table-column-properties style:column-width="1.596cm"/>
    </style:style>
    <style:style style:name="Table1.B" style:family="table-column">
      <style:table-column-properties style:column-width="7.96cm"/>
    </style:style>
    <style:style style:name="Table1.C" style:family="table-column">
      <style:table-column-properties style:column-width="9.0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top="0.423cm" fo:margin-bottom="0cm" style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Header">
      <style:paragraph-properties fo:margin-top="0cm" fo:margin-bottom="0cm" style:contextual-spacing="false" fo:line-height="100%" fo:text-align="end" style:justify-single-word="false"/>
      <style:text-properties fo:color="#808080" loext:opacity="100%" style:font-name="Arial Rounded MT Bold" fo:font-size="7pt" officeooo:paragraph-rsid="0014f498" style:font-size-asian="7pt" style:font-name-complex="Arial2" style:font-size-complex="8pt"/>
    </style:style>
    <style:style style:name="MP4" style:family="paragraph" style:parent-style-name="Header">
      <style:paragraph-properties fo:margin-top="0.106cm" fo:margin-bottom="0cm" style:contextual-spacing="false" fo:line-height="100%" fo:text-align="end" style:justify-single-word="false"/>
      <style:text-properties style:font-name="Arial2" fo:font-size="6pt" fo:font-weight="bold" officeooo:rsid="006cd50d" officeooo:paragraph-rsid="006cd50d" style:font-size-asian="6pt" style:font-weight-asian="bold" style:font-name-complex="Arial2" style:font-size-complex="8pt"/>
    </style:style>
    <style:style style:name="MP5" style:family="paragraph" style:parent-style-name="Header">
      <style:text-properties fo:font-size="1pt" style:font-size-asian="1pt" style:font-size-complex="1pt"/>
    </style:style>
    <style:style style:name="MP6" style:family="paragraph" style:parent-style-name="Footer">
      <style:paragraph-properties fo:margin-top="0cm" fo:margin-bottom="0cm" style:contextual-spacing="false" style:line-height-at-least="0.353cm" fo:text-align="center" style:justify-single-word="false">
        <style:tab-stops>
          <style:tab-stop style:position="16.503cm" style:type="right"/>
        </style:tab-stops>
      </style:paragraph-properties>
    </style:style>
    <style:style style:name="MP7" style:family="paragraph">
      <loext:graphic-properties draw:fill="solid" draw:fill-color="#006d6f"/>
      <style:paragraph-properties style:writing-mode="lr-tb"/>
    </style:style>
    <style:style style:name="MT1" style:family="text">
      <style:text-properties officeooo:rsid="0014f498"/>
    </style:style>
    <style:style style:name="MT2" style:family="text">
      <style:text-properties officeooo:rsid="006cd50d"/>
    </style:style>
    <style:style style:name="MT3" style:family="text">
      <style:text-properties officeooo:rsid="0067d60a"/>
    </style:style>
    <style:style style:name="MT4" style:family="text">
      <style:text-properties officeooo:rsid="004f7ea2"/>
    </style:style>
    <style:style style:name="MT5" style:family="text"/>
    <style:style style:name="MT6" style:family="text">
      <style:text-properties style:font-name="Arial Rounded MT Bold" fo:font-size="8pt" style:font-size-asian="8pt" style:font-name-complex="Arial Rounded MT Bold"/>
    </style:style>
    <style:style style:name="MT7" style:family="text">
      <style:text-properties style:font-name="Arial Rounded MT Bold" fo:font-size="8pt" fo:language="es" fo:country="ES" style:font-size-asian="8pt" style:language-asian="es" style:country-asian="ES" style:font-name-complex="Arial Rounded MT 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cm" fo:margin-bottom="1.27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text:anchor-type="paragraph" draw:z-index="1" draw:name="Shape1" draw:style-name="Mgr1" draw:text-style-name="MP2" svg:width="1.206cm" svg:height="0.943cm" svg:x="0.002cm" svg:y="0.002cm"><draw:image xlink:href="Pictures/10000001000000960000008F2F16264FE01BCCB4.png" xlink:type="simple" xlink:show="embed" xlink:actuate="onLoad" draw:mime-type="image/png"><text:p/></draw:image></draw:frame></text:p>
            </table:table-cell>
            <table:table-cell table:style-name="Table1.A1" office:value-type="string">
              <text:p text:style-name="MP1"><text:span text:style-name="MT1">CIFP César Manrique</text:span> </text:p>
            </table:table-cell>
            <table:table-cell table:style-name="Table1.A1" office:value-type="string">
              <text:p text:style-name="MP3">DEPARTAMENTO DE INFORMÁTICA Y COMUNICACIONES<text:line-break/> <text:span text:style-name="MT1">CFGS Desarrollo de aplicaciones Web</text:span>. 20<text:span text:style-name="MT2">23</text:span>-20<text:span text:style-name="MT2">24</text:span><text:line-break/><text:span text:style-name="MT3">Entornos de Desarrollo(ETS)</text:span>. <text:span text:style-name="MT4">Inma Martinez</text:span></text:p>
              <text:p text:style-name="MP4">UT 4. Pruebas y Testing</text:p>
            </table:table-cell>
          </table:table-row>
        </table:table>
        <text:p text:style-name="MP5"/>
      </style:header>
      <style:footer>
        <text:p text:style-name="MP6"><draw:custom-shape text:anchor-type="char" draw:z-index="0" draw:name="Forma1" draw:style-name="Mgr2" draw:text-style-name="MP7" svg:width="14.976cm" svg:height="0.318cm" svg:x="-0.863cm" svg:y="-0.042cm"><text:p/><draw:enhanced-geometry svg:viewBox="0 0 21600 21600" draw:type="rectangle" draw:enhanced-path="M 0 0 L 21600 0 21600 21600 0 21600 0 0 Z N"/></draw:custom-shape><text:span text:style-name="Page_20_Number"><text:tab/><text:tab/></text:span><text:span text:style-name="Page_20_Number"><text:span text:style-name="MT6">Página </text:span></text:span><text:span text:style-name="Page_20_Number"><text:span text:style-name="MT6"><text:page-number text:select-page="current">1</text:page-number></text:span></text:span><text:span text:style-name="Page_20_Number"><text:span text:style-name="MT6"><text:s/>de </text:span></text:span><text:span text:style-name="Page_20_Number"><text:span text:style-name="MT7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TS</dc:title>
    <meta:creation-date>2024-02-19T09:01:15.421000000</meta:creation-date>
    <meta:editing-cycles>4</meta:editing-cycles>
    <meta:editing-duration>PT15M39S</meta:editing-duration>
    <meta:generator>LibreOffice/7.4.7.2$Windows_X86_64 LibreOffice_project/723314e595e8007d3cf785c16538505a1c878ca5</meta:generator>
    <dc:date>2024-02-22T12:35:41.297000000</dc:date>
    <meta:document-statistic meta:table-count="1" meta:image-count="0" meta:object-count="0" meta:page-count="1" meta:paragraph-count="19" meta:word-count="242" meta:character-count="1509" meta:non-whitespace-character-count="1289"/>
    <meta:template xlink:type="simple" xlink:actuate="onRequest" xlink:title="ETS" xlink:href="../../../../../AppData/Roaming/LibreOffice/4/user/template/ETS.ott" meta:date="2024-02-19T09:01:15.066000000"/>
  </office:meta>
</office:document-meta>
</file>